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6"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1" officeooo:rsid="0163340f" style:font-name-complex="Handwriting2"/>
    </style:style>
    <style:style style:name="T139" style:family="text">
      <style:text-properties style:font-name="Handwriting1" officeooo:rsid="016374b5" style:font-name-complex="Handwriting2"/>
    </style:style>
    <style:style style:name="T140" style:family="text">
      <style:text-properties officeooo:rsid="016956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Asfalon</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Asfalon slain, the final era in the Lineament’s war could begin. The Lineaments of Artifex could see the power of the mortal children of Asfalon</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4"><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 <text:span text:style-name="T140">Shadow, a Lineament of Artifex, hides the transdimensional Imasteri and Selor.</text:span></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9</meta:editing-cycles>
    <meta:editing-duration>P6DT11H38M11S</meta:editing-duration>
    <dc:date>2022-05-24T19:08:49.197831316</dc:date>
    <meta:document-statistic meta:table-count="0" meta:image-count="0" meta:object-count="0" meta:page-count="38" meta:paragraph-count="178" meta:word-count="22015" meta:character-count="122443" meta:non-whitespace-character-count="100647"/>
    <meta:template xlink:type="simple" xlink:actuate="onRequest" xlink:title="" xlink:href="Normal.dotm"/>
  </office:meta>
</office:document-meta>
</file>